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1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726">
            <text:p>726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1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899999999999999">
            <text:p>−18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1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8936">
            <text:p>8936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199999999999999">
            <text:p>−22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1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8934">
            <text:p>8934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899999999999999">
            <text:p>−22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2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155">
            <text:p>9155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6.100000000000001">
            <text:p>−26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2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618">
            <text:p>9618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0.800000000000001">
            <text:p>−30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2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922">
            <text:p>9922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1.100000000000001">
            <text:p>−31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2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9941">
            <text:p>9941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2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0571">
            <text:p>10571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8.899999999999999">
            <text:p>−38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2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0808">
            <text:p>10808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0.299999999999997">
            <text:p>−40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2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078">
            <text:p>11078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2">
            <text:p>−4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2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082">
            <text:p>14082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1">
            <text:p>−9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2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295">
            <text:p>14295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1.900000000000006">
            <text:p>−91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2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255">
            <text:p>1425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099999999999994">
            <text:p>−93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3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408">
            <text:p>14408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4.900000000000006">
            <text:p>−94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3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396">
            <text:p>14396</text:p>
          </table:table-cell>
          <table:table-cell table:style-name="ACE-0" office:value-type="float" office:value="36">
            <text:p>3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5">
            <text:p>−9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3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539">
            <text:p>14539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6.400000000000006">
            <text:p>−96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3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116">
            <text:p>18116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8.90000000000001">
            <text:p>−108.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3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174">
            <text:p>18174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5">
            <text:p>−109.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3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448">
            <text:p>18448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3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218">
            <text:p>18218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3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176">
            <text:p>18176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7">
            <text:p>−109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3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549">
            <text:p>18549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0.7">
            <text:p>−110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3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746">
            <text:p>18746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1.2">
            <text:p>−111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4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783">
            <text:p>18783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1.40000000000001">
            <text:p>−111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4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716">
            <text:p>18716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">
            <text:p>−11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4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806">
            <text:p>18806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3.2">
            <text:p>−113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4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075">
            <text:p>1907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7.8">
            <text:p>−117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4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392">
            <text:p>11392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99999999999999">
            <text:p>−54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4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511">
            <text:p>11511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6.100000000000001">
            <text:p>−56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4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002">
            <text:p>12002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">
            <text:p>−59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4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203">
            <text:p>12203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299999999999997">
            <text:p>−59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4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170">
            <text:p>121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9.399999999999999">
            <text:p>−59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4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798">
            <text:p>12798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2.299999999999997">
            <text:p>−62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5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844">
            <text:p>12844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4.099999999999994">
            <text:p>−64.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5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993">
            <text:p>12993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5.700000000000003">
            <text:p>−65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5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088">
            <text:p>13088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299999999999997">
            <text:p>−67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5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179">
            <text:p>13179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7.799999999999997">
            <text:p>−67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5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555">
            <text:p>13555</text:p>
          </table:table-cell>
          <table:table-cell table:style-name="ACE-0" office:value-type="float" office:value="38">
            <text:p>3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200000000000003">
            <text:p>−71.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5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574">
            <text:p>13574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5">
            <text:p>−71.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5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578">
            <text:p>13578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1.700000000000003">
            <text:p>−71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5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3632">
            <text:p>13632</text:p>
          </table:table-cell>
          <table:table-cell table:style-name="ACE-0" office:value-type="float" office:value="32">
            <text:p>3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2">
            <text:p>−72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5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9540">
            <text:p>2954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">
            <text:p>−85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5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0147">
            <text:p>30147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299999999999997">
            <text:p>−85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6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0225">
            <text:p>3022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5.700000000000003">
            <text:p>−85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6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0298">
            <text:p>30298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.299999999999997">
            <text:p>−86.3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6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0242">
            <text:p>30242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6.400000000000006">
            <text:p>−86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6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7580">
            <text:p>1758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9.40000000000001">
            <text:p>−109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6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573">
            <text:p>14573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3.799999999999997">
            <text:p>−93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6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8408">
            <text:p>18408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40000000000001">
            <text:p>−105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6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392">
            <text:p>19392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5.8">
            <text:p>−105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6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518">
            <text:p>19518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7.40000000000001">
            <text:p>−107.4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6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708">
            <text:p>19708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7.8">
            <text:p>−107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6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512">
            <text:p>11512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00000000000003">
            <text:p>−55.7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7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391">
            <text:p>11391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A. palmate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5.799999999999997">
            <text:p>−55.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7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179">
            <text:p>12179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.200000000000003">
            <text:p>−82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7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029">
            <text:p>12029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.400000000000006">
            <text:p>−82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7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774">
            <text:p>11774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.5">
            <text:p>−82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7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212">
            <text:p>12212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.900000000000006">
            <text:p>−82.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7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016">
            <text:p>12016</text:p>
          </table:table-cell>
          <table:table-cell table:style-name="ACE-0" office:value-type="float" office:value="56">
            <text:p>5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3.700000000000003">
            <text:p>−83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7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103">
            <text:p>12103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099999999999994">
            <text:p>−84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7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309">
            <text:p>12309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400000000000006">
            <text:p>−84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7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303">
            <text:p>12303</text:p>
          </table:table-cell>
          <table:table-cell table:style-name="ACE-0" office:value-type="float" office:value="28">
            <text:p>2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400000000000006">
            <text:p>−85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7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680">
            <text:p>126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799999999999997">
            <text:p>−85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8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2160">
            <text:p>22160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3.19999999999999">
            <text:p>−133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8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2536">
            <text:p>22536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4.5">
            <text:p>−134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8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2574">
            <text:p>22574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4.69999999999999">
            <text:p>−134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8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044">
            <text:p>23044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6.5">
            <text:p>−136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8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296">
            <text:p>23296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6.69999999999999">
            <text:p>−136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8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039">
            <text:p>23039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6.69999999999999">
            <text:p>−136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8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867">
            <text:p>23867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8.09999999999999">
            <text:p>−138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8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3858">
            <text:p>23858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8.19999999999999">
            <text:p>−138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8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645">
            <text:p>2564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1.59999999999999">
            <text:p>−141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8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743">
            <text:p>25743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1.80000000000001">
            <text:p>−141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9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639">
            <text:p>25639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">
            <text:p>−1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9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741">
            <text:p>25741</text:p>
          </table:table-cell>
          <table:table-cell table:style-name="ACE-0" office:value-type="float" office:value="106">
            <text:p>10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.19999999999999">
            <text:p>−142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9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866">
            <text:p>25866</text:p>
          </table:table-cell>
          <table:table-cell table:style-name="ACE-0" office:value-type="float" office:value="106">
            <text:p>10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.30000000000001">
            <text:p>−142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9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622">
            <text:p>25622</text:p>
          </table:table-cell>
          <table:table-cell table:style-name="ACE-0" office:value-type="float" office:value="126">
            <text:p>126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">
            <text:p>−1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9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6044">
            <text:p>26044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2.30000000000001">
            <text:p>−142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9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4563">
            <text:p>14563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0.5">
            <text:p>−100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9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1988">
            <text:p>11988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400000000000006">
            <text:p>−85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9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533">
            <text:p>12533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5">
            <text:p>−87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9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783">
            <text:p>12783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9.599999999999994">
            <text:p>−89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99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770">
            <text:p>19770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5">
            <text:p>−11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0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483">
            <text:p>19483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2.7">
            <text:p>−112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0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638">
            <text:p>19638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2.90000000000001">
            <text:p>−112.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0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650">
            <text:p>1965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">
            <text:p>−11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0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913">
            <text:p>19913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8">
            <text:p>−114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0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0575">
            <text:p>20575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8.09999999999999">
            <text:p>−118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0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0632">
            <text:p>2063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M. annular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9.3">
            <text:p>−119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0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7376">
            <text:p>7376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0.300000000000001">
            <text:p>−20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0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937">
            <text:p>12937</text:p>
          </table:table-cell>
          <table:table-cell table:style-name="ACE-0" office:value-type="float" office:value="66">
            <text:p>66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6.099999999999994">
            <text:p>−86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0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873">
            <text:p>12873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6.099999999999994">
            <text:p>−86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0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0339">
            <text:p>20339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6.7">
            <text:p>−126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1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1714">
            <text:p>21714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1.5">
            <text:p>−131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1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1802">
            <text:p>21802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1.80000000000001">
            <text:p>−131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1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1858">
            <text:p>21858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2">
            <text:p>−13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1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1966">
            <text:p>21966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P. asteroid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2.80000000000001">
            <text:p>−132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14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4883">
            <text:p>24883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8.59999999999999">
            <text:p>−138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15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4579">
            <text:p>24579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8.80000000000001">
            <text:p>−138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16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265">
            <text:p>25265</text:p>
          </table:table-cell>
          <table:table-cell table:style-name="ACE-0" office:value-type="float" office:value="450">
            <text:p>450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0.59999999999999">
            <text:p>−140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17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25045">
            <text:p>2504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0.69999999999999">
            <text:p>−140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18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31366">
            <text:p>31366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Diploria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0.5">
            <text:p>−150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19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2411">
            <text:p>12411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Diploria spp.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6.200000000000003">
            <text:p>−86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20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434">
            <text:p>19434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7">
            <text:p>−111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21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595">
            <text:p>19595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2">
            <text:p>−114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22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9627">
            <text:p>19627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Diploria sp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3">
            <text:p>−114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style-name="Gnumeric-default" office:value-type="string">
            <text:p>Barbados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Barbados-1023</text:p>
          </table:table-cell>
          <table:table-cell table:style-name="ACE-2" office:value-type="float" office:value="13.039999999999999">
            <text:p>13.040</text:p>
          </table:table-cell>
          <table:table-cell table:style-name="ACE-2" office:value-type="float" office:value="-59.549999999999997">
            <text:p>−59.550</text:p>
          </table:table-cell>
          <table:table-cell table:style-name="ACE-0" office:value-type="float" office:value="10527">
            <text:p>10527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A. cervicorni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2">
            <text:p>−5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eltierFairbanks2006</text:p>
          </table:table-cell>
          <table:table-cell table:number-columns-repeated="233" table:style-name="ACE-0"/>
          <table:table-cell table:number-columns-repeated="7" table:style-name="Gnumeric-default"/>
        </table:table-row>
        <table:table-row table:style-name="AROW-0">
          <table:table-cell table:number-columns-repeated="2" table:style-name="ACE-0"/>
          <table:table-cell table:style-name="Gnumeric-default"/>
          <table:table-cell table:number-columns-repeated="248" table:style-name="ACE-0"/>
          <table:table-cell table:number-columns-repeated="5" table:style-name="Gnumeric-default"/>
        </table:table-row>
        <table:table-row table:style-name="AROW-0" table:number-rows-repeated="65425">
          <table:table-cell table:number-columns-repeated="256"/>
        </table:table-row>
        <table:table-row table:style-name="AROW-0">
          <table:table-cell table:number-columns-repeated="255" table:style-name="ACE-0"/>
          <table:table-cell table:style-name="Gnumeric-default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3" gnm:cursor-row="39">
          <gnm:selection gnm:start-col="3" gnm:start-row="0" gnm:end-col="3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02T03:25:03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